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1:41:11.868948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5-02T21:45:39.553445553</dc:date>
    <meta:editing-duration>P4DT2H57M16S</meta:editing-duration>
    <meta:editing-cycles>312</meta:editing-cycles>
    <meta:generator>LibreOffice/5.2.6.2$Linux_X86_64 LibreOffice_project/20m0$Build-2</meta:generator>
    <meta:document-statistic meta:table-count="1" meta:cell-count="3600" meta:object-count="0"/>
  </office:meta>
</office:document-meta>
</file>